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2917in" fo:margin-right="0in" fo:margin-top="0.0398in" fo:margin-bottom="0.0398in" loext:contextual-spacing="false" fo:line-height="150%" fo:text-align="center" style:justify-single-word="false" fo:text-indent="0in" style:auto-text-indent="false"/>
      <style:text-properties fo:font-weight="bold" officeooo:rsid="0009e3ca" officeooo:paragraph-rsid="0009e3ca" style:font-weight-asian="bold" style:font-weight-complex="bold"/>
    </style:style>
    <style:style style:name="P2" style:family="paragraph" style:parent-style-name="Standard">
      <style:paragraph-properties fo:margin-left="0.2917in" fo:margin-right="0in" fo:margin-top="0.0398in" fo:margin-bottom="0.0398in" loext:contextual-spacing="false" fo:line-height="150%" fo:text-align="start" style:justify-single-word="false" fo:text-indent="0in" style:auto-text-indent="false"/>
      <style:text-properties fo:font-weight="bold" officeooo:rsid="0009e3ca" officeooo:paragraph-rsid="0009e3c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nses for Uber/Lyft November-December 2019</text:p>
      <text:p text:style-name="P2"/>
      <text:p text:style-name="P2">November 1, 2019- 40.00 Fuel</text:p>
      <text:p text:style-name="P2">November 5, 2019- 40.00 Fuel</text:p>
      <text:p text:style-name="P2">November 6, 2019-300.00- Tune-up and Oil change</text:p>
      <text:p text:style-name="P2">November 9, 2019- 40.00 Fuel</text:p>
      <text:p text:style-name="P2">November 13, 2019- 40.00 Fuel</text:p>
      <text:p text:style-name="P2">November 17, 2019- 40.00 Fuel</text:p>
      <text:p text:style-name="P2">November 21, 2019- 40.00 Fuel</text:p>
      <text:p text:style-name="P2">November 25, 2019- 40.00 Fuel</text:p>
      <text:p text:style-name="P2">November 28, 2019- 40.00 Fuel</text:p>
      <text:p text:style-name="P2">December 1, 2019- 40.00 Fuel</text:p>
      <text:p text:style-name="P2">December 5, 2019- 40.00 Fuel</text:p>
      <text:p text:style-name="P2">December 9, 2019- 40.00 Fuel</text:p>
      <text:p text:style-name="P2">December 13, 2019- 40.00 Fuel</text:p>
      <text:p text:style-name="P2">December 18, 2019- 40.00 Fuel</text:p>
      <text:p text:style-name="P2">December 20, 2019- 30.00 Fuel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02:06:21.081735988</meta:creation-date>
    <dc:date>2019-12-20T02:14:29.265157788</dc:date>
    <meta:editing-duration>PT8M8S</meta:editing-duration>
    <meta:editing-cycles>1</meta:editing-cycles>
    <meta:document-statistic meta:table-count="0" meta:image-count="0" meta:object-count="0" meta:page-count="1" meta:paragraph-count="16" meta:word-count="82" meta:character-count="492" meta:non-whitespace-character-count="426"/>
    <meta:generator>LibreOffice/6.0.6.2$Linux_X86_64 LibreOffice_project/00m0$Build-2</meta:generator>
  </office:meta>
</office:document-meta>
</file>